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-0.0209in" fo:margin-top="0.0835in" fo:margin-bottom="0in" loext:contextual-spacing="false" fo:line-height="100%" fo:text-indent="-0.25in" style:auto-text-indent="false" fo:padding="0in" fo:border="none"/>
    </style:style>
    <style:style style:name="P2" style:family="paragraph" style:parent-style-name="Standard" style:list-style-name="WWNum1">
      <style:paragraph-properties fo:margin-left="0.5in" fo:margin-right="-0.0209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 fo:padding="0in" fo:border="non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>
      <style:paragraph-properties fo:margin-left="0in" fo:margin-right="-0.0209in" fo:text-indent="0in" style:auto-text-indent="false"/>
    </style:style>
    <style:style style:name="P6" style:family="paragraph" style:parent-style-name="Standard">
      <style:paragraph-properties fo:padding="0in" fo:border="non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color="#b7b7b7" fo:font-size="6pt" style:font-size-asian="6pt" style:font-size-complex="6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size="6pt" style:font-size-asian="6pt" style:font-size-complex="6pt"/>
    </style:style>
    <style:style style:name="P9" style:family="paragraph" style:parent-style-name="Subtitle">
      <style:paragraph-properties fo:padding="0in" fo:border="none"/>
    </style:style>
    <style:style style:name="P10" style:family="paragraph" style:parent-style-name="Subtitle">
      <style:paragraph-properties fo:margin-left="1.1874in" fo:margin-right="0in" fo:margin-top="0in" fo:margin-bottom="0in" loext:contextual-spacing="false" fo:line-height="100%" fo:text-indent="0in" style:auto-text-indent="false" fo:padding="0in" fo:border="none"/>
      <style:text-properties fo:color="#ffffff" fo:font-size="10pt" style:font-size-asian="10pt" style:font-size-complex="10pt"/>
    </style:style>
    <style:style style:name="P11" style:family="paragraph" style:parent-style-name="Subtitle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</style:style>
    <style:style style:name="P12" style:family="paragraph" style:parent-style-name="Heading_20_1">
      <style:paragraph-properties fo:padding="0in" fo:border="none"/>
    </style:style>
    <style:style style:name="P13" style:family="paragraph" style:parent-style-name="Heading_20_2">
      <style:paragraph-properties fo:padding="0in" fo:border="none"/>
    </style:style>
    <style:style style:name="P14" style:family="paragraph" style:parent-style-name="Title" style:master-page-name="First_20_Page">
      <style:paragraph-properties fo:margin-left="0.5in" fo:margin-right="-0.0209in" fo:text-indent="0in" style:auto-text-indent="false" style:page-number="1" fo:padding="0in" fo:border="none"/>
    </style:style>
    <style:style style:name="T1" style:family="text">
      <style:text-properties fo:color="#f75d5d" fo:font-size="36pt" style:font-size-asian="36pt" style:font-size-complex="36pt"/>
    </style:style>
    <style:style style:name="T2" style:family="text">
      <style:text-properties fo:font-weight="normal" style:font-weight-asian="normal"/>
    </style:style>
    <style:style style:name="T3" style:family="text">
      <style:text-properties style:text-underline-style="none"/>
    </style:style>
    <style:style style:name="T4" style:family="text">
      <style:text-properties fo:color="#000000" style:font-name="Playfair Display" fo:font-size="12pt" fo:font-weight="bold" style:font-name-asian="Playfair Display1" style:font-size-asian="12pt" style:font-weight-asian="bold" style:font-name-complex="Playfair Display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hhevn0icya3z"/>3.Sitzung</text:p>
      <text:p text:style-name="P9"><text:bookmark text:name="_6bc6e5a12ww9"/>09.07.2021 </text:p>
      <text:p text:style-name="P12"><text:bookmark text:name="_bx9u4mwuq9wu"/>Imbalanced-Data</text:p>
      <text:p text:style-name="P13"><text:bookmark text:name="_cllctxd68p6"/>Welches ist die passende Metrik?</text:p>
      <text:list xml:id="list802872321" text:style-name="WWNum1">
        <text:list-item>
          <text:p text:style-name="P1">Too good to be true -&gt; imbalanced data bedarf ein paar spezieller Überlegungen</text:p>
        </text:list-item>
        <text:list-item>
          <text:p text:style-name="P1">Wiederholung der wichtigsten Metriken</text:p>
        </text:list-item>
        <text:list-item>
          <text:p text:style-name="P1">AUC</text:p>
        </text:list-item>
      </text:list>
      <text:p text:style-name="P13"><text:bookmark text:name="_t6mt4yhxr2fu"/>Eine kurze Überlegung zum Test-Set</text:p>
      <text:list xml:id="list222123218543994" text:continue-numbering="true" text:style-name="WWNum1">
        <text:list-item>
          <text:p text:style-name="P3">imbalanced data sollte kein zufälliges Test-Set haben</text:p>
        </text:list-item>
      </text:list>
      <text:p text:style-name="Heading_20_2"><text:bookmark text:name="_ex3zgae0iwk3"/>Strategien für imbalanced data</text:p>
      <text:list xml:id="list222123067933095" text:continue-numbering="true" text:style-name="WWNum1">
        <text:list-item>
          <text:p text:style-name="P3">Oversample Minority-class: SMOTE, etc</text:p>
        </text:list-item>
        <text:list-item>
          <text:p text:style-name="P3">Undersample Majority-class</text:p>
        </text:list-item>
        <text:list-item>
          <text:p text:style-name="P3">do both: oversample Minority-class and undersample Majority-class</text:p>
        </text:list-item>
        <text:list-item>
          <text:p text:style-name="P3">gewichte Minority-class stärker</text:p>
        </text:list-item>
        <text:list-item>
          <text:p text:style-name="P3">behandle Minority-class wie outlier</text:p>
        </text:list-item>
      </text:list>
      <text:p text:style-name="Heading_20_1"><text:bookmark text:name="_qnikah3bhmq"/>Kernel Methods</text:p>
      <text:p text:style-name="Heading_20_2"><text:bookmark text:name="_2qf6z5d2r999"/>Support-Vektor-Machine</text:p>
      <text:list xml:id="list222123314044913" text:continue-numbering="true" text:style-name="WWNum1">
        <text:list-item>
          <text:p text:style-name="P3">Verstehe die charakteristische Gleichung: Warum skalieren SVMs schlecht?</text:p>
        </text:list-item>
      </text:list>
      <text:p text:style-name="Heading_20_2"><text:bookmark text:name="_ks43v4povvfb"/>Kernel-Trick</text:p>
      <text:list xml:id="list222122858958346" text:continue-numbering="true" text:style-name="WWNum1">
        <text:list-item>
          <text:p text:style-name="P3">Unterschiedliche Klassen sind in höheren Dimensionen trennbar</text:p>
        </text:list-item>
        <text:list-item>
          <text:p text:style-name="P3">Wirkliche Projektion in höhere Dimensionen</text:p>
        </text:list-item>
        <text:list-item>
          <text:p text:style-name="P3">Implizite Projektion in höhere Dimensionen</text:p>
        </text:list-item>
      </text:list>
      <text:p text:style-name="Heading_20_2"><text:bookmark text:name="_eg227e4as2mc"/>Kernel als Similarity-Measure</text:p>
      <text:list xml:id="list222122981175957" text:continue-numbering="true" text:style-name="WWNum1">
        <text:list-item>
          <text:p text:style-name="P4">Verstehe die beiden Sichtweisen: non-lineares Ähnlichkeits-Mass vs. implizite Projektion und euklidsche Distanz</text:p>
        </text:list-item>
        <text:list-item>
          <text:p text:style-name="P4">einfache Kernel-Regression mit Kernels zur Bestimmung der neighborhood</text:p>
        </text:list-item>
        <text:list-item>
          <text:p text:style-name="P4">Dot-Product als Ähnlichkeits-Mass: cosine-similarity</text:p>
        </text:list-item>
      </text:list>
      <text:p text:style-name="Heading_20_1"><text:bookmark text:name="_majgbs86tj2p"/>Auto-ML</text:p>
      <text:p text:style-name="Heading_20_2"><text:bookmark text:name="_cw1cgqk2rc3"/>Hyper-Parameter-Tuning</text:p>
      <text:list xml:id="list222122657176986" text:continue-numbering="true" text:style-name="WWNum1">
        <text:list-item>
          <text:p text:style-name="P2">Nachteile von Algorithmen mit vielen Parametern verstehen</text:p>
        </text:list-item>
        <text:list-item>
          <text:p text:style-name="P2">Bayesian Optimization: surrogate function, acquisition function, objective function</text:p>
        </text:list-item>
        <text:list-item>
          <text:p text:style-name="P2">Auto-Sklearn / SMAC als ein Beispiel für Hyper-Parameter-Tuning</text:p>
        </text:list-item>
        <text:list-item>
          <text:p text:style-name="P2">Verstehe die wichtigsten Parameter von Auto-Sklearn</text:p>
        </text:list-item>
      </text:list>
      <text:p text:style-name="Heading_20_2"><text:bookmark text:name="_hn72btdnyusc"/>Brute-Force</text:p>
      <text:list xml:id="list222123089194649" text:continue-numbering="true" text:style-name="WWNum1">
        <text:list-item>
          <text:p text:style-name="P2">autogluon.tabular als brute-force approach</text:p>
        </text:list-item>
        <text:list-item>
          <text:p text:style-name="P2">Wiederhole Stacking, Bagging, Catboost</text:p>
        </text:list-item>
      </text:list>
      <text:p text:style-name="P5"><text:span text:style-name="T4">Genetic Programming</text:span></text:p>
      <text:list xml:id="list222122140161254" text:continue-numbering="true" text:style-name="WWNum1">
        <text:list-item>
          <text:p text:style-name="P2">TPOT als ein Vertreter von Genetic Programming</text:p>
        </text:list-item>
      </text:list>
      <text:p text:style-name="Heading_20_2"><text:bookmark text:name="_sh4au5iupnnc"/>Ungefähre Abschätzung der Möglichkeiten der Ansätze</text:p>
      <text:list xml:id="list222123466063494" text:continue-numbering="true" text:style-name="WWNum1">
        <text:list-item>
          <text:p text:style-name="P4">Verschiedene Ansätze von AutoML bewerten können</text:p>
        </text:list-item>
      </text:list>
      <text:p text:style-name="Heading_20_1"><text:bookmark text:name="_hy43z8srlr10"/>Clustering</text:p>
      <text:p text:style-name="Heading_20_2"><text:bookmark text:name="_unzbu9utguhs"/>Ungenauigkeit von Cluster-Lösungen</text:p>
      <text:list xml:id="list222122821033872" text:continue-numbering="true" text:style-name="WWNum1">
        <text:list-item>
          <text:p text:style-name="P4">Optimale Anzahl von Clustern unbekannt</text:p>
        </text:list-item>
        <text:list-item>
          <text:p text:style-name="P4">Distanz-Basierende Verfahren sind anfällig auf unterschiedliche Skalierung</text:p>
        </text:list-item>
        <text:list-item>
          <text:p text:style-name="P4">viele verschieden Cluster-Lösungen</text:p>
        </text:list-item>
      </text:list>
      <text:p text:style-name="Heading_20_2"><text:bookmark text:name="_fizbat5wnqh8"/>Spectral-Clustering als Graph-Ansatz</text:p>
      <text:list xml:id="list222122587301753" text:continue-numbering="true" text:style-name="WWNum1">
        <text:list-item>
          <text:p text:style-name="P4">Eigenwert-Ansatz mit Hilfe der Laplacian</text:p>
        </text:list-item>
        <text:list-item>
          <text:p text:style-name="P4">Tf-Idf wiederholen; normierte Vektoren</text:p>
        </text:list-item>
        <text:list-item>
          <text:p text:style-name="P4">cosine-similarity ist dot-product ist Korrelationskoeffizient r</text:p>
        </text:list-item>
        <text:list-item>
          <text:p text:style-name="P4">approximate-nearest-neighbors zur Konstruktion des symmetrischen Graphen</text:p>
        </text:list-item>
      </text:list>
      <text:p text:style-name="Heading_20_2"><text:bookmark text:name="_73dxuhqvx1b1"/>DB-Scan als Dichte-basiertes Verfahren</text:p>
      <text:list xml:id="list222121477517739" text:continue-numbering="true" text:style-name="WWNum1">
        <text:list-item>
          <text:p text:style-name="P4">Ungefähres Verständnis dieses Ansatze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Lato" fo:font-size="11pt" fo:language="de" fo:country="none" style:letter-kerning="false" style:font-name-asian="Lato1" style:font-size-asian="11pt" style:language-asian="zh" style:country-asian="CN" style:font-name-complex="La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Lato" fo:font-size="11pt" fo:language="de" fo:country="none" style:letter-kerning="false" style:font-name-asian="Lato1" style:font-size-asian="11pt" style:language-asian="zh" style:country-asian="CN" style:font-name-complex="La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-0.0209in" fo:margin-top="0.3335in" fo:margin-bottom="0in" loext:contextual-spacing="false" fo:line-height="100%" fo:keep-together="always" fo:orphans="0" fo:widows="0" fo:text-indent="0in" style:auto-text-indent="false" fo:keep-with-next="always"/>
      <style:text-properties fo:color="#f75d5d" style:font-name="Playfair Display" fo:font-family="'Playfair Display'" style:font-family-generic="roman" style:font-pitch="variable" fo:font-size="16pt" fo:font-weight="bold" style:font-name-asian="Playfair Display1" style:font-family-asian="'Playfair Display'" style:font-family-generic-asian="system" style:font-pitch-asian="variable" style:font-size-asian="16pt" style:font-weight-asian="bold" style:font-name-complex="Playfair Display1" style:font-family-complex="'Playfair Display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-0.0209in" fo:margin-top="0.139in" fo:margin-bottom="0in" loext:contextual-spacing="false" fo:line-height="100%" fo:text-indent="0in" style:auto-text-indent="false"/>
      <style:text-properties fo:color="#000000" style:font-name="Playfair Display" fo:font-family="'Playfair Display'" style:font-family-generic="roman" style:font-pitch="variable" fo:font-size="12pt" fo:font-weight="bold" style:font-name-asian="Playfair Display1" style:font-family-asian="'Playfair Display'" style:font-family-generic-asian="system" style:font-pitch-asian="variable" style:font-size-asian="12pt" style:font-weight-asian="bold" style:font-name-complex="Playfair Display1" style:font-family-complex="'Playfair Display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-0.0209in" fo:margin-top="0.139in" fo:margin-bottom="0in" loext:contextual-spacing="false" fo:line-height="100%" fo:text-indent="0in" style:auto-text-indent="false"/>
      <style:text-properties fo:color="#000000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text-properties fo:color="#000000"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-0.0209in" fo:margin-top="0.0693in" fo:margin-bottom="0in" loext:contextual-spacing="false" fo:line-height="100%" fo:text-indent="0in" style:auto-text-indent="false"/>
      <style:text-properties fo:color="#f75d5d" style:font-name="Playfair Display" fo:font-family="'Playfair Display'" style:font-family-generic="roman" style:font-pitch="variable" fo:font-size="36pt" fo:font-weight="bold" style:font-name-asian="Playfair Display1" style:font-family-asian="'Playfair Display'" style:font-family-generic-asian="system" style:font-pitch-asian="variable" style:font-size-asian="36pt" style:font-weight-asian="bold" style:font-name-complex="Playfair Display1" style:font-family-complex="'Playfair Display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-0.0209in" fo:margin-top="0.139in" fo:margin-bottom="0in" loext:contextual-spacing="false" fo:line-height="100%" fo:text-indent="0in" style:auto-text-indent="false"/>
      <style:text-properties fo:color="#000000" fo:font-size="12pt" fo:font-weight="bold" style:font-size-asian="12pt" style:font-weight-asian="bold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666666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8.7917in" fo:margin-left="-1.2326in" fo:margin-top="0in" fo:margin-bottom="0in" table:align="left" style:writing-mode="lr-tb"/>
    </style:style>
    <style:style style:name="Table1.A" style:family="table-column">
      <style:table-column-properties style:column-width="6.3014in"/>
    </style:style>
    <style:style style:name="Table1.B" style:family="table-column">
      <style:table-column-properties style:column-width="2.4896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middle" fo:background-color="#f75d5d" fo:padding="0.0694in" fo:border="1pt solid #f75d5d">
        <style:background-image/>
      </style:table-cell-properties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color="#b7b7b7" fo:font-size="6pt" style:font-size-asian="6pt" style:font-size-complex="6pt"/>
    </style:style>
    <style:style style:name="MP2" style:family="paragraph" style:parent-style-name="Subtitle">
      <style:paragraph-properties fo:margin-left="1.1874in" fo:margin-right="0in" fo:margin-top="0in" fo:margin-bottom="0in" loext:contextual-spacing="false" fo:line-height="100%" fo:text-indent="0in" style:auto-text-indent="false" fo:padding="0in" fo:border="none"/>
      <style:text-properties fo:color="#ffffff" fo:font-size="10pt" style:font-size-asian="10pt" style:font-size-complex="10pt"/>
    </style:style>
    <style:style style:name="MP3" style:family="paragraph" style:parent-style-name="Subtitle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size="6pt" style:font-size-asian="6pt" style:font-size-complex="6pt"/>
    </style:style>
    <style:style style:name="MP5" style:family="paragraph" style:parent-style-name="Standard">
      <style:paragraph-properties fo:padding="0in" fo:border="none"/>
    </style:style>
    <style:page-layout style:name="Mpm1">
      <style:page-layout-properties fo:page-width="8.5in" fo:page-height="11in" style:num-format="1" style:print-orientation="portrait" fo:margin-top="0in" fo:margin-bottom="0.75in" fo:margin-left="1in" fo:margin-right="1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<text:bookmark text:name="_5j58lbuh52rf"/></text:p>
            </table:table-cell>
            <table:table-cell table:style-name="Table1.A1" office:value-type="string">
              <text:p text:style-name="MP3"><text:bookmark text:name="_f5jbq7ljyseu"/><text:page-number text:select-page="current">0</text:page-number></text:p>
            </table:table-cell>
          </table:table-row>
        </table:table>
        <text:p text:style-name="MP4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5"/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52" meta:word-count="263" meta:character-count="2163" meta:non-whitespace-character-count="1983"/>
    <meta:generator>LibreOfficeDev/6.0.5.2$Linux_X86_64 LibreOffice_project/</meta:generator>
  </office:meta>
</office:document-meta>
</file>